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224823" officeooo:paragraph-rsid="001f9c70"/>
    </style:style>
    <style:style style:name="P2" style:family="paragraph" style:parent-style-name="Text_20_body" style:list-style-name="L1">
      <style:text-properties officeooo:rsid="001f9c70" officeooo:paragraph-rsid="001f9c7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76228165" text:style-name="L1">
        <text:list-item>
          <text:p text:style-name="P1">[Introduction] Pourquoi réaliser le projet ?</text:p>
          <text:list>
            <text:list-item>
              <text:p text:style-name="P2">Motivations et objectifs du projet</text:p>
            </text:list-item>
          </text:list>
        </text:list-item>
        <text:list-item>
          <text:p text:style-name="P1">[Module 1] Analyse théorique pédagogique</text:p>
          <text:list>
            <text:list-item>
              <text:p text:style-name="P1">Analyse des problématiques rencontrées par les enfants et par les enseignants</text:p>
              <text:list>
                <text:list-item>
                  <text:p text:style-name="P1">Rôle du projet</text:p>
                </text:list-item>
              </text:list>
            </text:list-item>
            <text:list-item>
              <text:p text:style-name="P1">Analyse des pistes de solutions à implémenter dans le projet</text:p>
              <text:list>
                <text:list-item>
                  <text:p text:style-name="P1">Analyse du point de vue du programme scolaire</text:p>
                </text:list-item>
                <text:list-item>
                  <text:p text:style-name="P1">Analyse du point de vue des enfants</text:p>
                </text:list-item>
              </text:list>
            </text:list-item>
          </text:list>
        </text:list-item>
        <text:list-item>
          <text:p text:style-name="P1">[Module 2] Analyse théorique des besoins technologiques</text:p>
          <text:list>
            <text:list-item>
              <text:p text:style-name="P1">Analyse des moteurs de jeux disponibles</text:p>
            </text:list-item>
            <text:list-item>
              <text:p text:style-name="P1">Analyse des besoins d’enregistrement de données</text:p>
              <text:list>
                <text:list-item>
                  <text:p text:style-name="P1">Comparer les différents systèmes de base de données en donnant leurs fonctionnalités, avantages et inconvénients</text:p>
                </text:list-item>
              </text:list>
            </text:list-item>
            <text:list-item>
              <text:p text:style-name="P1">Analyse des capacités techniques des potentiels joueurs</text:p>
              <text:list>
                <text:list-item>
                  <text:p text:style-name="P1">Si le jeu est prévu pour être distribué dans les écoles, quelles sont leurs capacités techniques et le matériel qui est à leur disposition ?</text:p>
                </text:list-item>
                <text:list-item>
                  <text:p text:style-name="P1">Si le jeu est prévu pour être distribué au grand public, quelles sont leurs capacités techniques et le matériel qui est à leur disposition ?</text:p>
                </text:list-item>
              </text:list>
            </text:list-item>
            <text:list-item>
              <text:p text:style-name="P1">Analyse des capacités techniques à disposition pour la création du jeu</text:p>
              <text:list>
                <text:list-item>
                  <text:p text:style-name="P1">Sur quel matériel sera développé le jeu ?</text:p>
                </text:list-item>
                <text:list-item>
                  <text:p text:style-name="P1">Sur quel matériel pourrait tourner les serveurs de jeu ?</text:p>
                </text:list-item>
                <text:list-item>
                  <text:p text:style-name="P1">Quel budget ?</text:p>
                </text:list-item>
              </text:list>
            </text:list-item>
          </text:list>
        </text:list-item>
        <text:list-item>
          <text:p text:style-name="P1">[Module 3] Création des outils du projet</text:p>
          <text:list>
            <text:list-item>
              <text:p text:style-name="P1">Création du projet sur Unity</text:p>
            </text:list-item>
            <text:list-item>
              <text:p text:style-name="P1">Création du projet sur Git et GitHub</text:p>
            </text:list-item>
            <text:list-item>
              <text:p text:style-name="P1">Création de la base de données dans un conteneur Docker basé sur PostgreSQL</text:p>
            </text:list-item>
          </text:list>
        </text:list-item>
        <text:list-item>
          <text:p text:style-name="P1">[Module 4] Processus créatif d’un niveau</text:p>
          <text:list>
            <text:list-item>
              <text:p text:style-name="P1">Raconter comment se déroule le processus créatif amenant à la réalisation d’un niveau</text:p>
              <text:list>
                <text:list-item>
                  <text:p text:style-name="P1">Parler du point de matière traité par le niveau</text:p>
                </text:list-item>
                <text:list-item>
                  <text:p text:style-name="P1">Replacer le point de matière dans un sujet sur lequel l’élève pourrait se projeter</text:p>
                </text:list-item>
                <text:list-item>
                  <text:p text:style-name="P1">Scénariser le niveau global</text:p>
                </text:list-item>
                <text:list-item>
                  <text:p text:style-name="P1">Intégrer le niveau et l’exercice</text:p>
                </text:list-item>
              </text:list>
            </text:list-item>
          </text:list>
        </text:list-item>
        <text:list-item>
          <text:p text:style-name="P1">[Module 5] Création et réalisation d’un exercice</text:p>
          <text:list>
            <text:list-item>
              <text:p text:style-name="P1"><text:soft-page-break/>Raconter le processus créatif d’un exercice</text:p>
            </text:list-item>
          </text:list>
        </text:list-item>
        <text:list-item>
          <text:p text:style-name="P1">[Module 6] Évaluation des compétences</text:p>
          <text:list>
            <text:list-item>
              <text:p text:style-name="P1">Comment l’élève est-il évalué au long du jeu ?</text:p>
            </text:list-item>
            <text:list-item>
              <text:p text:style-name="P1">Comment sont présentées les informations récupérées ?</text:p>
              <text:list>
                <text:list-item>
                  <text:p text:style-name="P1">Les informations sont-elles présentées de manière neutres (résultat du niveau) ou sont-elles mises en contexte (évaluation de l’évolution)</text:p>
                </text:list-item>
                <text:list-item>
                  <text:p text:style-name="P1">Les informations sont-elles comparables ?</text:p>
                </text:list-item>
              </text:list>
            </text:list-item>
            <text:list-item>
              <text:p text:style-name="P1">Les informations récupérées dans le cadre de l’évaluation de compétence sont-elles utilisées afin d’adapter le niveau aux difficultés de l’élève ?</text:p>
            </text:list-item>
          </text:list>
        </text:list-item>
        <text:list-item>
          <text:p text:style-name="P1">[Module 7] Information sur les données personnelles</text:p>
          <text:list>
            <text:list-item>
              <text:p text:style-name="P1">Quelles sont les informations personnelles récoltées ?</text:p>
            </text:list-item>
            <text:list-item>
              <text:p text:style-name="P1">Dans quel but et à quelles fins ?</text:p>
            </text:list-item>
            <text:list-item>
              <text:p text:style-name="P1">Comment sont-elles utilisées ?</text:p>
            </text:list-item>
            <text:list-item>
              <text:p text:style-name="P1">Qui y a accès ?</text:p>
            </text:list-item>
          </text:list>
        </text:list-item>
        <text:list-item>
          <text:p text:style-name="P1">[Module 8] Évolution du projet</text:p>
          <text:list>
            <text:list-item>
              <text:p text:style-name="P1">Quelles mesures ont été mises en place afin de permettre l’évolution du projet ?</text:p>
            </text:list-item>
          </text:list>
        </text:list-item>
        <text:list-item>
          <text:p text:style-name="P1">[Conclusion] Commentaire sur l’évolution du développ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16:54:06.776000000</meta:creation-date>
    <dc:date>2023-05-04T16:54:44.893000000</dc:date>
    <meta:editing-duration>PT38S</meta:editing-duration>
    <meta:editing-cycles>1</meta:editing-cycles>
    <meta:document-statistic meta:table-count="0" meta:image-count="0" meta:object-count="0" meta:page-count="2" meta:paragraph-count="45" meta:word-count="440" meta:character-count="2556" meta:non-whitespace-character-count="2206"/>
    <meta:generator>LibreOffice/7.5.0.3$Windows_X86_64 LibreOffice_project/c21113d003cd3efa8c53188764377a8272d9d6de</meta:generator>
  </office:meta>
</office:document-meta>
</file>